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7.1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7.10pt" fo:font-weight="bold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7.10pt" fo:font-weight="normal" fo:font-family="宋体" style:font-family-asian="宋体" style:font-family-complex="宋体" fo:background-color="transparent" style:use-window-font-color="true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7.1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7.10pt" fo:font-weight="bold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6.00pt" fo:font-weight="bold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7.1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7.10pt" fo:font-weight="normal" fo:font-family="宋体" style:font-family-asian="宋体" style:font-family-complex="宋体" fo:background-color="transparent" style:use-window-font-color="true"/>
    </style:style>
    <style:style style:name="T12" style:family="text">
      <style:text-properties fo:font-size="17.1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7.10pt" fo:font-weight="normal" fo:font-family="宋体" style:font-family-asian="宋体" style:font-family-complex="宋体" fo:background-color="transparent" style:use-window-font-color="true"/>
    </style:style>
    <style:style style:name="T14" style:family="text">
      <style:text-properties fo:font-size="17.1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7.10pt" fo:font-weight="normal" fo:font-family="宋体" style:font-family-asian="宋体" style:font-family-complex="宋体" fo:background-color="transparent" style:use-window-font-color="true"/>
    </style:style>
    <style:style style:name="T16" style:family="text">
      <style:text-properties fo:font-size="17.1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7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7.1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" style:family="text">
      <style:text-properties fo:font-size="17.1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7.10pt" fo:font-weight="bold" fo:font-family="宋体" style:font-family-asian="宋体" style:font-family-complex="宋体" fo:background-color="transparent" style:use-window-font-color="true"/>
    </style:style>
    <style:style style:name="T22" style:family="text">
      <style:text-properties fo:font-size="17.1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7.10pt" fo:font-weight="normal" fo:font-family="宋体" style:font-family-asian="宋体" style:font-family-complex="宋体" fo:background-color="transparent" style:use-window-font-color="true"/>
    </style:style>
    <style:style style:name="T24" style:family="text">
      <style:text-properties fo:font-size="17.1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7.10pt" fo:font-weight="normal" fo:font-family="宋体" style:font-family-asian="宋体" style:font-family-complex="宋体" fo:background-color="transparent" style:use-window-font-color="true"/>
    </style:style>
    <style:style style:name="T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,</text:span><text:span text:style-name="T2">行级标签</text:span></text:p>
      <text:p text:style-name="P1"><text:span text:style-name="T3">按行逐一显示，前后不会自动换行</text:span></text:p>
      <text:p text:style-name="P1"><text:span text:style-name="T4"/></text:p>
      <text:p text:style-name="P1"><text:span text:style-name="T5">1,</text:span><text:span text:style-name="T6">文本格式化元素</text:span></text:p>
      <text:p text:style-name="P1"><draw:frame text:anchor-type="as-char" svg:width="162.72mm" svg:height="74.08mm" style:rel-width="scale" style:rel-height="scale"><draw:object-ole xlink:href="OleObj1"/><draw:image xlink:href="ObjectReplacements/OleObj1"/></draw:frame><text:span text:style-name="T7"/></text:p>
      <text:p text:style-name="P1"><text:span text:style-name="T8">2,</text:span><text:span text:style-name="T9">超链接标签</text:span></text:p>
      <text:p text:style-name="P1"><text:span text:style-name="T10"><text:s/>&lt;a href="<text:s/></text:span><text:span text:style-name="T11">链接地址</text:span><text:span text:style-name="T12">" target="</text:span><text:span text:style-name="T13">目标窗口</text:span><text:span text:style-name="T14">"&gt;<text:s/></text:span><text:span text:style-name="T15">链接文本或图片</text:span><text:span text:style-name="T16">&lt;/a&gt;</text:span></text:p>
      <text:p text:style-name="P1"><text:span text:style-name="T17">设置超链接的文字鼠标放上改变颜色</text:span><text:span text:style-name="T18"/></text:p>
      <text:p text:style-name="P1"><text:span text:style-name="T18">a:link,a:visited{</text:span></text:p>
      <text:p text:style-name="P1"><text:span text:style-name="T18"><text:tab/>color:#0C3;</text:span></text:p>
      <text:p text:style-name="P1"><text:span text:style-name="T18"><text:tab/>text-decoration:none;</text:span></text:p>
      <text:p text:style-name="P1"><text:span text:style-name="T18">}</text:span></text:p>
      <text:p text:style-name="P1"><text:span text:style-name="T18">a:hover{</text:span></text:p>
      <text:p text:style-name="P1"><text:span text:style-name="T18"><text:tab/>color:#F00;</text:span></text:p>
      <text:p text:style-name="P1"><text:span text:style-name="T18"><text:tab/>text-decoration:underline;</text:span></text:p>
      <text:p text:style-name="P1"><text:span text:style-name="T18">}</text:span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draw:frame text:anchor-type="as-char" svg:width="170.13mm" svg:height="39.16mm" style:rel-width="scale" style:rel-height="scale"><draw:object-ole xlink:href="OleObj2"/><draw:image xlink:href="ObjectReplacements/OleObj2"/></draw:frame><draw:frame text:anchor-type="as-char" svg:width="170.13mm" svg:height="23.02mm" style:rel-width="scale" style:rel-height="scale"><draw:object-ole xlink:href="OleObj3"/><draw:image xlink:href="ObjectReplacements/OleObj3"/></draw:frame><text:span text:style-name="T19"/></text:p>
      <text:p text:style-name="P1"><text:span text:style-name="T20">&lt;span&gt;</text:span><text:span text:style-name="T21">标签</text:span></text:p>
      <text:p text:style-name="P1"><text:span text:style-name="T22">&lt;span&gt;</text:span><text:span text:style-name="T23">文本等行级内容</text:span><text:span text:style-name="T24">&lt;/span&gt;</text:span></text:p>
      <text:p text:style-name="P1"><text:span text:style-name="T24">&lt;br/&gt;</text:span><text:span text:style-name="T25">换行</text:span></text:p>
      <text:p text:style-name="P1"><text:span text:style-name="T26"/></text:p>
      <text:p text:style-name="P1"><draw:frame text:anchor-type="as-char" svg:width="143.40mm" svg:height="56.62mm" style:rel-width="scale" style:rel-height="scale"><draw:object-ole xlink:href="OleObj4"/><draw:image xlink:href="ObjectReplacements/OleObj4"/></draw:frame><text:span text:style-name="T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